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1ee" officeooo:paragraph-rsid="0015b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.Mary_1B</text:p>
      <text:p text:style-name="P1"/>
      <text:p text:style-name="P1">Amo desenhar, assistir anime, raposas e a cor roxa. Meu anime favorito é dr. Stone, meu personagem favorito é o Senku, o protagonista do anime (^ ^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5:59:05.705541522</meta:creation-date>
    <dc:date>2025-08-14T16:08:46.092416522</dc:date>
    <meta:editing-duration>PT9M40S</meta:editing-duration>
    <meta:editing-cycles>1</meta:editing-cycles>
    <meta:document-statistic meta:table-count="0" meta:image-count="0" meta:object-count="0" meta:page-count="1" meta:paragraph-count="2" meta:word-count="28" meta:character-count="162" meta:non-whitespace-character-count="136"/>
    <meta:generator>LibreOffice/24.2.7.2$Linux_X86_64 LibreOffice_project/420$Build-2</meta:generator>
  </office:meta>
</office:document-meta>
</file>